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f3e5e" officeooo:paragraph-rsid="001f3e5e"/>
    </style:style>
    <style:style style:name="T1" style:family="text">
      <style:text-properties officeooo:rsid="001fbe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- por que es mucho razonamiento se le debe poner mucho ingenio a las cosas para que queden decentemente.</text:p>
      <text:p text:style-name="P1">2.- no cualquiera hace las cosas se necsesita estar preparado</text:p>
      <text:p text:style-name="P1">3.- por que surgen situaciones al momento que el usario usa el sofware que no estaban planeadas </text:p>
      <text:p text:style-name="P1">4.- por que brindan exelentes servicios y tienen que estar bien </text:p>
      <text:p text:style-name="P1">5.- por que la tecnologia avanza a niveles que no imaginamos</text:p>
      <text:p text:style-name="P1"/>
      <text:p text:style-name="P1">cosas negativas del software</text:p>
      <text:p text:style-name="P1">- muchas personas comienzan a hacerse flojas</text:p>
      <text:p text:style-name="P1">- somos muy dependientes al software</text:p>
      <text:p text:style-name="P1"/>
      <text:p text:style-name="P1">lo bueno</text:p>
      <text:p text:style-name="P1">- la facilidad con la que podemos realizar diversas tareas </text:p>
      <text:p text:style-name="P1">- todo el proceso que nos ahorramos</text:p>
      <text:p text:style-name="P1"/>
      <text:p text:style-name="P1">1.- <text:span text:style-name="T1">Cuando haces un programa y piensas que todo esta bien pero haces algo sin querer y le sale una falla a tu programa</text:span></text:p>
      <text:p text:style-name="P1">2.-<text:span text:style-name="T1">Cuando algo sale muy bien y </text:span></text:p>
      <text:p text:style-name="P1">3.-</text:p>
      <text:p text:style-name="P1">4.-</text:p>
      <text:p text:style-name="P1">5.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3:39:13.844497501</meta:creation-date>
    <dc:date>2019-01-31T13:56:04.533954088</dc:date>
    <meta:editing-duration>PT5M50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16" meta:word-count="137" meta:character-count="755" meta:non-whitespace-character-count="630"/>
  </office:meta>
</office:document-meta>
</file>